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Configuration.configureXML11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VIConfiguration.addPSVIWriterToPipe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SVIConfiguration.createPSVI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Configuration.PSVIConfiguration( SymbolTable symbolTable , XMLGrammarPool grammarPool , XMLComponentManager parent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SVIConfiguration.PSVI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Configuration.configure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VIConfiguration.PSVI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Configuration.PSVI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